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6646in"/>
    </style:style>
    <style:style style:name="co27" style:family="table-column">
      <style:table-column-properties fo:break-before="auto" style:column-width="0.8575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18" table:default-cell-style-name="ce18"/>
        <table:table-column table:style-name="co1" table:number-columns-repeated="8" table:default-cell-style-name="Default"/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office:value-type="string" calcext:value-type="string">
            <text:p>NVM sum test cpu 0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formula="of:=[.E4]+[.E5]" office:value-type="float" office:value="1159640030000" calcext:value-type="float">
            <text:p>1,159,640,030,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float" office:value="6455.2" calcext:value-type="float">
            <text:p>6455.2</text:p>
          </table:table-cell>
          <table:table-cell table:style-name="ce10" office:value-type="float" office:value="4492.9" calcext:value-type="float">
            <text:p>4492.9</text:p>
          </table:table-cell>
          <table:table-cell table:style-name="ce10" office:value-type="float" office:value="6134.2" calcext:value-type="float">
            <text:p>6134.2</text:p>
          </table:table-cell>
          <table:table-cell table:style-name="ce10" office:value-type="float" office:value="5451.6" calcext:value-type="float">
            <text:p>5451.6</text:p>
          </table:table-cell>
          <table:table-cell table:style-name="ce10" office:value-type="float" office:value="5422.2" calcext:value-type="float">
            <text:p>5422.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float" office:value="12606.9" calcext:value-type="float">
            <text:p>12606.9</text:p>
          </table:table-cell>
          <table:table-cell table:style-name="ce10" office:value-type="float" office:value="8783.7" calcext:value-type="float">
            <text:p>8783.7</text:p>
          </table:table-cell>
          <table:table-cell table:style-name="ce10" office:value-type="float" office:value="11978.3" calcext:value-type="float">
            <text:p>11978.3</text:p>
          </table:table-cell>
          <table:table-cell table:style-name="ce10" office:value-type="float" office:value="10631" calcext:value-type="float">
            <text:p>10631.0</text:p>
          </table:table-cell>
          <table:table-cell table:style-name="ce10" office:value-type="float" office:value="10423.9" calcext:value-type="float">
            <text:p>10423.9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18284.2" calcext:value-type="float">
            <text:p>18284.2</text:p>
          </table:table-cell>
          <table:table-cell table:style-name="ce10" office:value-type="float" office:value="12732.8" calcext:value-type="float">
            <text:p>12732.8</text:p>
          </table:table-cell>
          <table:table-cell table:style-name="ce10" office:value-type="float" office:value="17392.6" calcext:value-type="float">
            <text:p>17392.6</text:p>
          </table:table-cell>
          <table:table-cell table:style-name="ce10" office:value-type="float" office:value="15414.4" calcext:value-type="float">
            <text:p>15414.4</text:p>
          </table:table-cell>
          <table:table-cell table:style-name="ce10" office:value-type="float" office:value="15141.5" calcext:value-type="float">
            <text:p>15141.5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office:value-type="float" office:value="24033.7" calcext:value-type="float">
            <text:p>24033.7</text:p>
          </table:table-cell>
          <table:table-cell table:style-name="ce10" office:value-type="float" office:value="16760.6" calcext:value-type="float">
            <text:p>16760.6</text:p>
          </table:table-cell>
          <table:table-cell table:style-name="ce10" office:value-type="float" office:value="22869.3" calcext:value-type="float">
            <text:p>22869.3</text:p>
          </table:table-cell>
          <table:table-cell table:style-name="ce10" office:value-type="float" office:value="20280.1" calcext:value-type="float">
            <text:p>20280.1</text:p>
          </table:table-cell>
          <table:table-cell table:style-name="ce10" office:value-type="float" office:value="19841.8" calcext:value-type="float">
            <text:p>198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office:value-type="float" office:value="29584.8" calcext:value-type="float">
            <text:p>29584.8</text:p>
          </table:table-cell>
          <table:table-cell table:style-name="ce10" office:value-type="float" office:value="20683.6" calcext:value-type="float">
            <text:p>20683.6</text:p>
          </table:table-cell>
          <table:table-cell table:style-name="ce10" office:value-type="float" office:value="28242.3" calcext:value-type="float">
            <text:p>28242.3</text:p>
          </table:table-cell>
          <table:table-cell table:style-name="ce10" office:value-type="float" office:value="25052.1" calcext:value-type="float">
            <text:p>25052.1</text:p>
          </table:table-cell>
          <table:table-cell table:style-name="ce10" office:value-type="float" office:value="24489.6" calcext:value-type="float">
            <text:p>2448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" office:value-type="float" office:value="35355.3" calcext:value-type="float">
            <text:p>35355.3</text:p>
          </table:table-cell>
          <table:table-cell table:style-name="ce10" office:value-type="float" office:value="24818.6" calcext:value-type="float">
            <text:p>24818.6</text:p>
          </table:table-cell>
          <table:table-cell table:style-name="ce10" office:value-type="float" office:value="33865.8" calcext:value-type="float">
            <text:p>33865.8</text:p>
          </table:table-cell>
          <table:table-cell table:style-name="ce10" office:value-type="float" office:value="30064.3" calcext:value-type="float">
            <text:p>30064.3</text:p>
          </table:table-cell>
          <table:table-cell table:style-name="ce10" office:value-type="float" office:value="29347" calcext:value-type="float">
            <text:p>2934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 office:value-type="float" office:value="37564.9" calcext:value-type="float">
            <text:p>37564.9</text:p>
          </table:table-cell>
          <table:table-cell table:style-name="ce10" office:value-type="float" office:value="24631.4" calcext:value-type="float">
            <text:p>24631.4</text:p>
          </table:table-cell>
          <table:table-cell table:style-name="ce10" office:value-type="float" office:value="29185.7" calcext:value-type="float">
            <text:p>29185.7</text:p>
          </table:table-cell>
          <table:table-cell table:style-name="ce10" office:value-type="float" office:value="26727.6" calcext:value-type="float">
            <text:p>26727.6</text:p>
          </table:table-cell>
          <table:table-cell table:style-name="ce10" office:value-type="float" office:value="34074.4" calcext:value-type="float">
            <text:p>3407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45400.6" calcext:value-type="float">
            <text:p>45400.6</text:p>
          </table:table-cell>
          <table:table-cell table:style-name="ce10" office:value-type="float" office:value="31945.8" calcext:value-type="float">
            <text:p>31945.8</text:p>
          </table:table-cell>
          <table:table-cell table:style-name="ce10" office:value-type="float" office:value="43520.9" calcext:value-type="float">
            <text:p>43520.9</text:p>
          </table:table-cell>
          <table:table-cell table:style-name="ce10" office:value-type="float" office:value="38752.7" calcext:value-type="float">
            <text:p>38752.7</text:p>
          </table:table-cell>
          <table:table-cell table:style-name="ce10" office:value-type="float" office:value="37750" calcext:value-type="float">
            <text:p>377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office:value-type="float" office:value="48372" calcext:value-type="float">
            <text:p>48372.0</text:p>
          </table:table-cell>
          <table:table-cell table:style-name="ce10" office:value-type="float" office:value="33983.1" calcext:value-type="float">
            <text:p>33983.1</text:p>
          </table:table-cell>
          <table:table-cell table:style-name="ce10" office:value-type="float" office:value="46176" calcext:value-type="float">
            <text:p>46176.0</text:p>
          </table:table-cell>
          <table:table-cell table:style-name="ce10" office:value-type="float" office:value="41174.1" calcext:value-type="float">
            <text:p>41174.1</text:p>
          </table:table-cell>
          <table:table-cell table:style-name="ce10" office:value-type="float" office:value="40607.1" calcext:value-type="float">
            <text:p>406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" office:value-type="float" office:value="52953.8" calcext:value-type="float">
            <text:p>52953.8</text:p>
          </table:table-cell>
          <table:table-cell table:style-name="ce10" office:value-type="float" office:value="37741.9" calcext:value-type="float">
            <text:p>37741.9</text:p>
          </table:table-cell>
          <table:table-cell table:style-name="ce10" office:value-type="float" office:value="51064.9" calcext:value-type="float">
            <text:p>51064.9</text:p>
          </table:table-cell>
          <table:table-cell table:style-name="ce10" office:value-type="float" office:value="45665.5" calcext:value-type="float">
            <text:p>45665.5</text:p>
          </table:table-cell>
          <table:table-cell table:style-name="ce10" office:value-type="float" office:value="45129.2" calcext:value-type="float">
            <text:p>45129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" office:value-type="float" office:value="56689.4" calcext:value-type="float">
            <text:p>56689.4</text:p>
          </table:table-cell>
          <table:table-cell table:style-name="ce10" office:value-type="float" office:value="41441.1" calcext:value-type="float">
            <text:p>41441.1</text:p>
          </table:table-cell>
          <table:table-cell table:style-name="ce10" office:value-type="float" office:value="55640.6" calcext:value-type="float">
            <text:p>55640.6</text:p>
          </table:table-cell>
          <table:table-cell table:style-name="ce10" office:value-type="float" office:value="50013.6" calcext:value-type="float">
            <text:p>50013.6</text:p>
          </table:table-cell>
          <table:table-cell table:style-name="ce10" office:value-type="float" office:value="49416.7" calcext:value-type="float">
            <text:p>494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" office:value-type="float" office:value="58537.3" calcext:value-type="float">
            <text:p>58537.3</text:p>
          </table:table-cell>
          <table:table-cell table:style-name="ce10" office:value-type="float" office:value="43532.5" calcext:value-type="float">
            <text:p>43532.5</text:p>
          </table:table-cell>
          <table:table-cell table:style-name="ce10" office:value-type="float" office:value="56954.3" calcext:value-type="float">
            <text:p>56954.3</text:p>
          </table:table-cell>
          <table:table-cell table:style-name="ce10" office:value-type="float" office:value="51616.4" calcext:value-type="float">
            <text:p>51616.4</text:p>
          </table:table-cell>
          <table:table-cell table:style-name="ce10" office:value-type="float" office:value="52280.9" calcext:value-type="float">
            <text:p>5228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" office:value-type="float" office:value="59904.7" calcext:value-type="float">
            <text:p>59904.7</text:p>
          </table:table-cell>
          <table:table-cell table:style-name="ce10" office:value-type="float" office:value="44258.9" calcext:value-type="float">
            <text:p>44258.9</text:p>
          </table:table-cell>
          <table:table-cell table:style-name="ce10" office:value-type="float" office:value="59200.8" calcext:value-type="float">
            <text:p>59200.8</text:p>
          </table:table-cell>
          <table:table-cell table:style-name="ce10" office:value-type="float" office:value="53467.5" calcext:value-type="float">
            <text:p>53467.5</text:p>
          </table:table-cell>
          <table:table-cell table:style-name="ce10" office:value-type="float" office:value="53727.5" calcext:value-type="float">
            <text:p>537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" office:value-type="float" office:value="62678.7" calcext:value-type="float">
            <text:p>62678.7</text:p>
          </table:table-cell>
          <table:table-cell table:style-name="ce10" office:value-type="float" office:value="47558.2" calcext:value-type="float">
            <text:p>47558.2</text:p>
          </table:table-cell>
          <table:table-cell table:style-name="ce10" office:value-type="float" office:value="63158.1" calcext:value-type="float">
            <text:p>63158.1</text:p>
          </table:table-cell>
          <table:table-cell table:style-name="ce10" office:value-type="float" office:value="57325.7" calcext:value-type="float">
            <text:p>57325.7</text:p>
          </table:table-cell>
          <table:table-cell table:style-name="ce10" office:value-type="float" office:value="57790.7" calcext:value-type="float">
            <text:p>5779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" office:value-type="float" office:value="50577.2" calcext:value-type="float">
            <text:p>50577.2</text:p>
          </table:table-cell>
          <table:table-cell table:style-name="ce10" office:value-type="float" office:value="36717.5" calcext:value-type="float">
            <text:p>36717.5</text:p>
          </table:table-cell>
          <table:table-cell table:style-name="ce10" office:value-type="float" office:value="49718.4" calcext:value-type="float">
            <text:p>49718.4</text:p>
          </table:table-cell>
          <table:table-cell table:style-name="ce10" office:value-type="float" office:value="44182.5" calcext:value-type="float">
            <text:p>44182.5</text:p>
          </table:table-cell>
          <table:table-cell table:style-name="ce10" office:value-type="float" office:value="45334" calcext:value-type="float">
            <text:p>4533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" office:value-type="float" office:value="66047.5" calcext:value-type="float">
            <text:p>66047.5</text:p>
          </table:table-cell>
          <table:table-cell table:style-name="ce10" office:value-type="float" office:value="52866.6" calcext:value-type="float">
            <text:p>52866.6</text:p>
          </table:table-cell>
          <table:table-cell table:style-name="ce10" office:value-type="float" office:value="66134" calcext:value-type="float">
            <text:p>66134.0</text:p>
          </table:table-cell>
          <table:table-cell table:style-name="ce10" office:value-type="float" office:value="60444.3" calcext:value-type="float">
            <text:p>60444.3</text:p>
          </table:table-cell>
          <table:table-cell table:style-name="ce10" office:value-type="float" office:value="65552.6" calcext:value-type="float">
            <text:p>6555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  <table:table-cell table:number-columns-repeated="8"/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3]-[.Y103]" office:value-type="float" office:value="105.207575" calcext:value-type="float">
            <text:p>105.207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8.152171" calcext:value-type="float">
            <text:p>978.15</text:p>
          </table:table-cell>
          <table:table-cell office:value-type="float" office:value="872.944596" calcext:value-type="float">
            <text:p>872.94</text:p>
          </table:table-cell>
          <table:table-cell office:value-type="float" office:value="978.307094" calcext:value-type="float">
            <text:p>978.31</text:p>
          </table:table-cell>
          <table:table-cell office:value-type="float" office:value="0.02636" calcext:value-type="float">
            <text:p>0.03</text:p>
          </table:table-cell>
          <table:table-cell office:value-type="float" office:value="185.852043" calcext:value-type="float">
            <text:p>185.85</text:p>
          </table:table-cell>
          <table:table-cell office:value-type="float" office:value="792.411979" calcext:value-type="float">
            <text:p>792.41</text:p>
          </table:table-cell>
          <table:table-cell office:value-type="float" office:value="978.307261" calcext:value-type="float">
            <text:p>978.31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4]-[.Y104]" office:value-type="float" office:value="108.04058" calcext:value-type="float">
            <text:p>108.04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5.105948" calcext:value-type="float">
            <text:p>525.11</text:p>
          </table:table-cell>
          <table:table-cell office:value-type="float" office:value="417.065368" calcext:value-type="float">
            <text:p>417.07</text:p>
          </table:table-cell>
          <table:table-cell office:value-type="float" office:value="525.191128" calcext:value-type="float">
            <text:p>525.19</text:p>
          </table:table-cell>
          <table:table-cell office:value-type="float" office:value="0.038373" calcext:value-type="float">
            <text:p>0.04</text:p>
          </table:table-cell>
          <table:table-cell office:value-type="float" office:value="96.07204" calcext:value-type="float">
            <text:p>96.07</text:p>
          </table:table-cell>
          <table:table-cell office:value-type="float" office:value="429.05974" calcext:value-type="float">
            <text:p>429.06</text:p>
          </table:table-cell>
          <table:table-cell office:value-type="float" office:value="525.191304" calcext:value-type="float">
            <text:p>525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5]-[.Y105]" office:value-type="float" office:value="112.133718" calcext:value-type="float">
            <text:p>112.1337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7.531074" calcext:value-type="float">
            <text:p>377.53</text:p>
          </table:table-cell>
          <table:table-cell office:value-type="float" office:value="265.397356" calcext:value-type="float">
            <text:p>265.40</text:p>
          </table:table-cell>
          <table:table-cell office:value-type="float" office:value="377.604663" calcext:value-type="float">
            <text:p>377.60</text:p>
          </table:table-cell>
          <table:table-cell office:value-type="float" office:value="0.038334" calcext:value-type="float">
            <text:p>0.04</text:p>
          </table:table-cell>
          <table:table-cell office:value-type="float" office:value="69.059329" calcext:value-type="float">
            <text:p>69.06</text:p>
          </table:table-cell>
          <table:table-cell office:value-type="float" office:value="308.480286" calcext:value-type="float">
            <text:p>308.48</text:p>
          </table:table-cell>
          <table:table-cell office:value-type="float" office:value="377.604836" calcext:value-type="float">
            <text:p>377.6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6]-[.Y106]" office:value-type="float" office:value="144.145978" calcext:value-type="float">
            <text:p>144.145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1.723723" calcext:value-type="float">
            <text:p>471.72</text:p>
          </table:table-cell>
          <table:table-cell office:value-type="float" office:value="327.577745" calcext:value-type="float">
            <text:p>327.58</text:p>
          </table:table-cell>
          <table:table-cell office:value-type="float" office:value="471.791024" calcext:value-type="float">
            <text:p>471.79</text:p>
          </table:table-cell>
          <table:table-cell office:value-type="float" office:value="0.027215" calcext:value-type="float">
            <text:p>0.03</text:p>
          </table:table-cell>
          <table:table-cell office:value-type="float" office:value="189.563298" calcext:value-type="float">
            <text:p>189.56</text:p>
          </table:table-cell>
          <table:table-cell office:value-type="float" office:value="282.171098" calcext:value-type="float">
            <text:p>282.17</text:p>
          </table:table-cell>
          <table:table-cell office:value-type="float" office:value="471.791197" calcext:value-type="float">
            <text:p>471.7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7]-[.Y107]" office:value-type="float" office:value="150.454448" calcext:value-type="float">
            <text:p>150.454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7.583555" calcext:value-type="float">
            <text:p>387.58</text:p>
          </table:table-cell>
          <table:table-cell office:value-type="float" office:value="237.129107" calcext:value-type="float">
            <text:p>237.13</text:p>
          </table:table-cell>
          <table:table-cell office:value-type="float" office:value="387.640177" calcext:value-type="float">
            <text:p>387.64</text:p>
          </table:table-cell>
          <table:table-cell office:value-type="float" office:value="0.027179" calcext:value-type="float">
            <text:p>0.03</text:p>
          </table:table-cell>
          <table:table-cell office:value-type="float" office:value="156.4975" calcext:value-type="float">
            <text:p>156.50</text:p>
          </table:table-cell>
          <table:table-cell office:value-type="float" office:value="231.085363" calcext:value-type="float">
            <text:p>231.09</text:p>
          </table:table-cell>
          <table:table-cell office:value-type="float" office:value="387.640352" calcext:value-type="float">
            <text:p>387.6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8]-[.Y108]" office:value-type="float" office:value="161.581504" calcext:value-type="float">
            <text:p>161.58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.155753" calcext:value-type="float">
            <text:p>327.16</text:p>
          </table:table-cell>
          <table:table-cell office:value-type="float" office:value="165.574249" calcext:value-type="float">
            <text:p>165.57</text:p>
          </table:table-cell>
          <table:table-cell office:value-type="float" office:value="327.189917" calcext:value-type="float">
            <text:p>327.19</text:p>
          </table:table-cell>
          <table:table-cell office:value-type="float" office:value="0.024879" calcext:value-type="float">
            <text:p>0.02</text:p>
          </table:table-cell>
          <table:table-cell office:value-type="float" office:value="134.455687" calcext:value-type="float">
            <text:p>134.46</text:p>
          </table:table-cell>
          <table:table-cell office:value-type="float" office:value="192.675328" calcext:value-type="float">
            <text:p>192.68</text:p>
          </table:table-cell>
          <table:table-cell office:value-type="float" office:value="327.190087" calcext:value-type="float">
            <text:p>327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9]-[.Y109]" office:value-type="float" office:value="170.170189" calcext:value-type="float">
            <text:p>170.170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1.005783" calcext:value-type="float">
            <text:p>271.01</text:p>
          </table:table-cell>
          <table:table-cell office:value-type="float" office:value="100.835594" calcext:value-type="float">
            <text:p>100.84</text:p>
          </table:table-cell>
          <table:table-cell office:value-type="float" office:value="271.049156" calcext:value-type="float">
            <text:p>271.05</text:p>
          </table:table-cell>
          <table:table-cell office:value-type="float" office:value="0.028758" calcext:value-type="float">
            <text:p>0.03</text:p>
          </table:table-cell>
          <table:table-cell office:value-type="float" office:value="107.882977" calcext:value-type="float">
            <text:p>107.88</text:p>
          </table:table-cell>
          <table:table-cell office:value-type="float" office:value="163.111336" calcext:value-type="float">
            <text:p>163.11</text:p>
          </table:table-cell>
          <table:table-cell office:value-type="float" office:value="271.049346" calcext:value-type="float">
            <text:p>271.0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0]-[.Y110]" office:value-type="float" office:value="205.522995" calcext:value-type="float">
            <text:p>205.52299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1279" calcext:value-type="float">
            <text:p>274.13</text:p>
          </table:table-cell>
          <table:table-cell office:value-type="float" office:value="68.604905" calcext:value-type="float">
            <text:p>68.60</text:p>
          </table:table-cell>
          <table:table-cell office:value-type="float" office:value="274.15638" calcext:value-type="float">
            <text:p>274.16</text:p>
          </table:table-cell>
          <table:table-cell office:value-type="float" office:value="0.376264" calcext:value-type="float">
            <text:p>0.38</text:p>
          </table:table-cell>
          <table:table-cell office:value-type="float" office:value="107.911309" calcext:value-type="float">
            <text:p>107.91</text:p>
          </table:table-cell>
          <table:table-cell office:value-type="float" office:value="165.645736" calcext:value-type="float">
            <text:p>165.65</text:p>
          </table:table-cell>
          <table:table-cell office:value-type="float" office:value="274.15656" calcext:value-type="float">
            <text:p>274.16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1]-[.Y111]" office:value-type="float" office:value="223.059377" calcext:value-type="float">
            <text:p>223.0593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6.357546" calcext:value-type="float">
            <text:p>256.36</text:p>
          </table:table-cell>
          <table:table-cell office:value-type="float" office:value="33.298169" calcext:value-type="float">
            <text:p>33.30</text:p>
          </table:table-cell>
          <table:table-cell office:value-type="float" office:value="256.390015" calcext:value-type="float">
            <text:p>256.39</text:p>
          </table:table-cell>
          <table:table-cell office:value-type="float" office:value="7.788549" calcext:value-type="float">
            <text:p>7.79</text:p>
          </table:table-cell>
          <table:table-cell office:value-type="float" office:value="96.362657" calcext:value-type="float">
            <text:p>96.36</text:p>
          </table:table-cell>
          <table:table-cell office:value-type="float" office:value="151.811085" calcext:value-type="float">
            <text:p>151.81</text:p>
          </table:table-cell>
          <table:table-cell office:value-type="float" office:value="256.390181" calcext:value-type="float">
            <text:p>256.3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2]-[.Y112]" office:value-type="float" office:value="237.582774" calcext:value-type="float">
            <text:p>237.582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2.282509" calcext:value-type="float">
            <text:p>252.28</text:p>
          </table:table-cell>
          <table:table-cell office:value-type="float" office:value="14.699735" calcext:value-type="float">
            <text:p>14.70</text:p>
          </table:table-cell>
          <table:table-cell office:value-type="float" office:value="252.324671" calcext:value-type="float">
            <text:p>252.32</text:p>
          </table:table-cell>
          <table:table-cell office:value-type="float" office:value="41.655336" calcext:value-type="float">
            <text:p>41.66</text:p>
          </table:table-cell>
          <table:table-cell office:value-type="float" office:value="85.259338" calcext:value-type="float">
            <text:p>85.26</text:p>
          </table:table-cell>
          <table:table-cell office:value-type="float" office:value="125.306651" calcext:value-type="float">
            <text:p>125.31</text:p>
          </table:table-cell>
          <table:table-cell office:value-type="float" office:value="252.32482" calcext:value-type="float">
            <text:p>252.3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3]-[.Y113]" office:value-type="float" office:value="242.019487" calcext:value-type="float">
            <text:p>242.019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296704" calcext:value-type="float">
            <text:p>260.30</text:p>
          </table:table-cell>
          <table:table-cell office:value-type="float" office:value="18.277217" calcext:value-type="float">
            <text:p>18.28</text:p>
          </table:table-cell>
          <table:table-cell office:value-type="float" office:value="260.337495" calcext:value-type="float">
            <text:p>260.34</text:p>
          </table:table-cell>
          <table:table-cell office:value-type="float" office:value="20.809704" calcext:value-type="float">
            <text:p>20.81</text:p>
          </table:table-cell>
          <table:table-cell office:value-type="float" office:value="90.880732" calcext:value-type="float">
            <text:p>90.88</text:p>
          </table:table-cell>
          <table:table-cell office:value-type="float" office:value="148.511779" calcext:value-type="float">
            <text:p>148.51</text:p>
          </table:table-cell>
          <table:table-cell office:value-type="float" office:value="260.337674" calcext:value-type="float">
            <text:p>260.3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4]-[.Y114]" office:value-type="float" office:value="291.510575" calcext:value-type="float">
            <text:p>291.510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722211" calcext:value-type="float">
            <text:p>292.72</text:p>
          </table:table-cell>
          <table:table-cell office:value-type="float" office:value="1.211636" calcext:value-type="float">
            <text:p>1.21</text:p>
          </table:table-cell>
          <table:table-cell office:value-type="float" office:value="292.752543" calcext:value-type="float">
            <text:p>292.75</text:p>
          </table:table-cell>
          <table:table-cell office:value-type="float" office:value="66.965785" calcext:value-type="float">
            <text:p>66.97</text:p>
          </table:table-cell>
          <table:table-cell office:value-type="float" office:value="89.060581" calcext:value-type="float">
            <text:p>89.06</text:p>
          </table:table-cell>
          <table:table-cell office:value-type="float" office:value="136.540543" calcext:value-type="float">
            <text:p>136.54</text:p>
          </table:table-cell>
          <table:table-cell office:value-type="float" office:value="292.752732" calcext:value-type="float">
            <text:p>292.7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5]-[.Y115]" office:value-type="float" office:value="351.983838" calcext:value-type="float">
            <text:p>351.983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034381" calcext:value-type="float">
            <text:p>352.03</text:p>
          </table:table-cell>
          <table:table-cell office:value-type="float" office:value="0.050543" calcext:value-type="float">
            <text:p>0.05</text:p>
          </table:table-cell>
          <table:table-cell office:value-type="float" office:value="352.09742" calcext:value-type="float">
            <text:p>352.10</text:p>
          </table:table-cell>
          <table:table-cell office:value-type="float" office:value="182.16188" calcext:value-type="float">
            <text:p>182.16</text:p>
          </table:table-cell>
          <table:table-cell office:value-type="float" office:value="66.771381" calcext:value-type="float">
            <text:p>66.77</text:p>
          </table:table-cell>
          <table:table-cell office:value-type="float" office:value="103.11361" calcext:value-type="float">
            <text:p>103.11</text:p>
          </table:table-cell>
          <table:table-cell office:value-type="float" office:value="352.097589" calcext:value-type="float">
            <text:p>352.1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6]-[.Y116]" office:value-type="float" office:value="464.845235" calcext:value-type="float">
            <text:p>464.8452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846187" calcext:value-type="float">
            <text:p>464.85</text:p>
          </table:table-cell>
          <table:table-cell office:value-type="float" office:value="0.000952" calcext:value-type="float">
            <text:p>0.00</text:p>
          </table:table-cell>
          <table:table-cell office:value-type="float" office:value="464.929097" calcext:value-type="float">
            <text:p>464.93</text:p>
          </table:table-cell>
          <table:table-cell office:value-type="float" office:value="340.377872" calcext:value-type="float">
            <text:p>340.38</text:p>
          </table:table-cell>
          <table:table-cell office:value-type="float" office:value="46.252035" calcext:value-type="float">
            <text:p>46.25</text:p>
          </table:table-cell>
          <table:table-cell office:value-type="float" office:value="78.284195" calcext:value-type="float">
            <text:p>78.28</text:p>
          </table:table-cell>
          <table:table-cell office:value-type="float" office:value="464.929348" calcext:value-type="float">
            <text:p>464.9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7]-[.Y117]" office:value-type="float" office:value="833.23612" calcext:value-type="float">
            <text:p>833.23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3.236681" calcext:value-type="float">
            <text:p>833.24</text:p>
          </table:table-cell>
          <table:table-cell office:value-type="float" office:value="0.000561" calcext:value-type="float">
            <text:p>0.00</text:p>
          </table:table-cell>
          <table:table-cell office:value-type="float" office:value="833.283977" calcext:value-type="float">
            <text:p>833.28</text:p>
          </table:table-cell>
          <table:table-cell office:value-type="float" office:value="745.237188" calcext:value-type="float">
            <text:p>745.24</text:p>
          </table:table-cell>
          <table:table-cell office:value-type="float" office:value="22.446578" calcext:value-type="float">
            <text:p>22.45</text:p>
          </table:table-cell>
          <table:table-cell office:value-type="float" office:value="65.5489" calcext:value-type="float">
            <text:p>65.55</text:p>
          </table:table-cell>
          <table:table-cell office:value-type="float" office:value="833.284114" calcext:value-type="float">
            <text:p>833.2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23642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4167" calcext:value-type="float">
            <text:p>0.104</text:p>
          </table:table-cell>
          <table:table-cell table:style-name="ce26" office:value-type="float" office:value="0.029524" calcext:value-type="float">
            <text:p>0.030</text:p>
          </table:table-cell>
          <table:table-cell table:style-name="ce26" office:value-type="float" office:value="0.049256" calcext:value-type="float">
            <text:p>0.049</text:p>
          </table:table-cell>
          <table:table-cell table:style-name="ce26" office:value-type="float" office:value="0.022859" calcext:value-type="float">
            <text:p>0.023</text:p>
          </table:table-cell>
          <table:table-cell table:style-name="ce26" office:value-type="float" office:value="0.10435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026605" calcext:value-type="float">
            <text:p>0.027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2301" calcext:value-type="float">
            <text:p>0.102</text:p>
          </table:table-cell>
          <table:table-cell table:style-name="ce26" office:value-type="float" office:value="0.032517" calcext:value-type="float">
            <text:p>0.033</text:p>
          </table:table-cell>
          <table:table-cell table:style-name="ce26" office:value-type="float" office:value="0.049239" calcext:value-type="float">
            <text:p>0.049</text:p>
          </table:table-cell>
          <table:table-cell table:style-name="ce26" office:value-type="float" office:value="0.020184" calcext:value-type="float">
            <text:p>0.020</text:p>
          </table:table-cell>
          <table:table-cell table:style-name="ce26" office:value-type="float" office:value="0.102438" calcext:value-type="float">
            <text:p>0.10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029892" calcext:value-type="float">
            <text:p>0.030</text:p>
          </table:table-cell>
          <table:table-cell table:style-name="ce26" office:value-type="float" office:value="0.000001" calcext:value-type="float">
            <text:p>0.000</text:p>
          </table:table-cell>
          <table:table-cell table:style-name="ce26" office:value-type="float" office:value="0.103568" calcext:value-type="float">
            <text:p>0.104</text:p>
          </table:table-cell>
          <table:table-cell table:style-name="ce26" office:value-type="float" office:value="0.036129" calcext:value-type="float">
            <text:p>0.036</text:p>
          </table:table-cell>
          <table:table-cell table:style-name="ce26" office:value-type="float" office:value="0.049064" calcext:value-type="float">
            <text:p>0.049</text:p>
          </table:table-cell>
          <table:table-cell table:style-name="ce26" office:value-type="float" office:value="0.017963" calcext:value-type="float">
            <text:p>0.018</text:p>
          </table:table-cell>
          <table:table-cell table:style-name="ce26" office:value-type="float" office:value="0.103748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035462" calcext:value-type="float">
            <text:p>0.035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7764" calcext:value-type="float">
            <text:p>0.108</text:p>
          </table:table-cell>
          <table:table-cell table:style-name="ce26" office:value-type="float" office:value="0.042136" calcext:value-type="float">
            <text:p>0.042</text:p>
          </table:table-cell>
          <table:table-cell table:style-name="ce26" office:value-type="float" office:value="0.048637" calcext:value-type="float">
            <text:p>0.049</text:p>
          </table:table-cell>
          <table:table-cell table:style-name="ce26" office:value-type="float" office:value="0.016401" calcext:value-type="float">
            <text:p>0.016</text:p>
          </table:table-cell>
          <table:table-cell table:style-name="ce26" office:value-type="float" office:value="0.107936" calcext:value-type="float">
            <text:p>0.10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3671" calcext:value-type="float">
            <text:p>0.34</text:p>
          </table:table-cell>
          <table:table-cell office:value-type="float" office:value="0.059274" calcext:value-type="float">
            <text:p>0.06</text:p>
          </table:table-cell>
          <table:table-cell office:value-type="float" office:value="0.368977" calcext:value-type="float">
            <text:p>0.37</text:p>
          </table:table-cell>
          <table:table-cell office:value-type="float" office:value="0.032401" calcext:value-type="float">
            <text:p>0.03</text:p>
          </table:table-cell>
          <table:table-cell office:value-type="float" office:value="0.104025" calcext:value-type="float">
            <text:p>0.10</text:p>
          </table:table-cell>
          <table:table-cell office:value-type="float" office:value="0.231844" calcext:value-type="float">
            <text:p>0.23</text:p>
          </table:table-cell>
          <table:table-cell office:value-type="float" office:value="0.369157" calcext:value-type="float">
            <text:p>0.37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36118" calcext:value-type="float">
            <text:p>0.34</text:p>
          </table:table-cell>
          <table:table-cell office:value-type="float" office:value="0.024865" calcext:value-type="float">
            <text:p>0.02</text:p>
          </table:table-cell>
          <table:table-cell office:value-type="float" office:value="0.381656" calcext:value-type="float">
            <text:p>0.38</text:p>
          </table:table-cell>
          <table:table-cell office:value-type="float" office:value="0.053126" calcext:value-type="float">
            <text:p>0.05</text:p>
          </table:table-cell>
          <table:table-cell office:value-type="float" office:value="0.108265" calcext:value-type="float">
            <text:p>0.11</text:p>
          </table:table-cell>
          <table:table-cell office:value-type="float" office:value="0.219774" calcext:value-type="float">
            <text:p>0.22</text:p>
          </table:table-cell>
          <table:table-cell office:value-type="float" office:value="0.381794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3838" calcext:value-type="float">
            <text:p>0.36</text:p>
          </table:table-cell>
          <table:table-cell office:value-type="float" office:value="0.019868" calcext:value-type="float">
            <text:p>0.02</text:p>
          </table:table-cell>
          <table:table-cell office:value-type="float" office:value="0.393288" calcext:value-type="float">
            <text:p>0.39</text:p>
          </table:table-cell>
          <table:table-cell office:value-type="float" office:value="0.095536" calcext:value-type="float">
            <text:p>0.10</text:p>
          </table:table-cell>
          <table:table-cell office:value-type="float" office:value="0.102207" calcext:value-type="float">
            <text:p>0.10</text:p>
          </table:table-cell>
          <table:table-cell office:value-type="float" office:value="0.19511" calcext:value-type="float">
            <text:p>0.20</text:p>
          </table:table-cell>
          <table:table-cell office:value-type="float" office:value="0.393456" calcext:value-type="float">
            <text:p>0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09333" calcext:value-type="float">
            <text:p>0.41</text:p>
          </table:table-cell>
          <table:table-cell office:value-type="float" office:value="0.014804" calcext:value-type="float">
            <text:p>0.01</text:p>
          </table:table-cell>
          <table:table-cell office:value-type="float" office:value="0.437476" calcext:value-type="float">
            <text:p>0.44</text:p>
          </table:table-cell>
          <table:table-cell office:value-type="float" office:value="0.161713" calcext:value-type="float">
            <text:p>0.16</text:p>
          </table:table-cell>
          <table:table-cell office:value-type="float" office:value="0.0989" calcext:value-type="float">
            <text:p>0.10</text:p>
          </table:table-cell>
          <table:table-cell office:value-type="float" office:value="0.176449" calcext:value-type="float">
            <text:p>0.18</text:p>
          </table:table-cell>
          <table:table-cell office:value-type="float" office:value="0.437652" calcext:value-type="float">
            <text:p>0.44</text:p>
          </table:table-cell>
          <table:table-cell table:number-columns-repeated="8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6" table:default-cell-style-name="ce18"/>
        <table:table-column table:style-name="co27" table:default-cell-style-name="ce18"/>
        <table:table-column table:style-name="co25" table:default-cell-style-name="ce18"/>
        <table:table-column table:style-name="co18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table table:name="TEMP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w calculation</text:p>
          </table:table-cell>
          <table:table-cell table:style-name="ce7"/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161347231158" calcext:value-type="float">
            <text:p>161,347,231,158</text:p>
          </table:table-cell>
          <table:table-cell table:style-name="ce16" table:formula="of:=([.B2]*8)/1000000" office:value-type="float" office:value="1290777.849264" calcext:value-type="float">
            <text:p>1,290,777.85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[.C2]/[.D2]" office:value-type="float" office:value="17.3291336528207" calcext:value-type="float">
            <text:p>17.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72773952639" calcext:value-type="float">
            <text:p>172,773,952,639</text:p>
          </table:table-cell>
          <table:table-cell table:style-name="ce16" table:formula="of:=([.B3]*8)/1000000" office:value-type="float" office:value="1382191.621112" calcext:value-type="float">
            <text:p>1,382,191.6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[.C3]/[.D3]" office:value-type="float" office:value="18.4994207500997" calcext:value-type="float">
            <text:p>18.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85957951084" calcext:value-type="float">
            <text:p>185,957,951,084</text:p>
          </table:table-cell>
          <table:table-cell table:style-name="ce16" table:formula="of:=([.B4]*8)/1000000" office:value-type="float" office:value="1487663.608672" calcext:value-type="float">
            <text:p>1,487,663.61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[.C4]/[.D4]" office:value-type="float" office:value="19.9260054148841" calcext:value-type="float">
            <text:p>19.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201671615621" calcext:value-type="float">
            <text:p>201,671,615,621</text:p>
          </table:table-cell>
          <table:table-cell table:style-name="ce16" table:formula="of:=([.B5]*8)/1000000" office:value-type="float" office:value="1613372.924968" calcext:value-type="float">
            <text:p>1,613,372.9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[.C5]/[.D5]" office:value-type="float" office:value="21.7402302741627" calcext:value-type="float">
            <text:p>21.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19943929111" calcext:value-type="float">
            <text:p>219,943,929,111</text:p>
          </table:table-cell>
          <table:table-cell table:style-name="ce16" table:formula="of:=([.B6]*8)/1000000" office:value-type="float" office:value="1759551.432888" calcext:value-type="float">
            <text:p>1,759,551.43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[.C6]/[.D6]" office:value-type="float" office:value="23.7164439028888" calcext:value-type="float">
            <text:p>23.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241801250630" calcext:value-type="float">
            <text:p>241,801,250,630</text:p>
          </table:table-cell>
          <table:table-cell table:style-name="ce16" table:formula="of:=([.B7]*8)/1000000" office:value-type="float" office:value="1934410.00504" calcext:value-type="float">
            <text:p>1,934,410.01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[.C7]/[.D7]" office:value-type="float" office:value="26.4005787385273" calcext:value-type="float">
            <text:p>26.4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268439799619" calcext:value-type="float">
            <text:p>268,439,799,619</text:p>
          </table:table-cell>
          <table:table-cell table:style-name="ce16" table:formula="of:=([.B8]*8)/1000000" office:value-type="float" office:value="2147518.396952" calcext:value-type="float">
            <text:p>2,147,518.40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[.C8]/[.D8]" office:value-type="float" office:value="30.073245011203" calcext:value-type="float">
            <text:p>30.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301317613347" calcext:value-type="float">
            <text:p>301,317,613,347</text:p>
          </table:table-cell>
          <table:table-cell table:style-name="ce16" table:formula="of:=([.B9]*8)/1000000" office:value-type="float" office:value="2410540.906776" calcext:value-type="float">
            <text:p>2,410,540.91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[.C9]/[.D9]" office:value-type="float" office:value="34.8693258823649" calcext:value-type="float">
            <text:p>34.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343673207234" calcext:value-type="float">
            <text:p>343,673,207,234</text:p>
          </table:table-cell>
          <table:table-cell table:style-name="ce16" table:formula="of:=([.B10]*8)/1000000" office:value-type="float" office:value="2749385.657872" calcext:value-type="float">
            <text:p>2,749,385.66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[.C10]/[.D10]" office:value-type="float" office:value="41.4746187686979" calcext:value-type="float">
            <text:p>41.4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400700828066" calcext:value-type="float">
            <text:p>400,700,828,066</text:p>
          </table:table-cell>
          <table:table-cell table:style-name="ce16" table:formula="of:=([.B11]*8)/1000000" office:value-type="float" office:value="3205606.624528" calcext:value-type="float">
            <text:p>3,205,606.62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[.C11]/[.D11]" office:value-type="float" office:value="51.1854514649043" calcext:value-type="float">
            <text:p>51.1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80131664993" calcext:value-type="float">
            <text:p>480,131,664,993</text:p>
          </table:table-cell>
          <table:table-cell table:style-name="ce16" table:formula="of:=([.B12]*8)/1000000" office:value-type="float" office:value="3841053.319944" calcext:value-type="float">
            <text:p>3,841,053.32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[.C12]/[.D12]" office:value-type="float" office:value="65.5857096501347" calcext:value-type="float">
            <text:p>65.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99842341666" calcext:value-type="float">
            <text:p>599,842,341,666</text:p>
          </table:table-cell>
          <table:table-cell table:style-name="ce16" table:formula="of:=([.B13]*8)/1000000" office:value-type="float" office:value="4798738.733328" calcext:value-type="float">
            <text:p>4,798,738.73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[.C13]/[.D13]" office:value-type="float" office:value="97.0465568403043" calcext:value-type="float">
            <text:p>97.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799776584260" calcext:value-type="float">
            <text:p>799,776,584,260</text:p>
          </table:table-cell>
          <table:table-cell table:style-name="ce16" table:formula="of:=([.B14]*8)/1000000" office:value-type="float" office:value="6398212.67408" calcext:value-type="float">
            <text:p>6,398,212.67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[.C14]/[.D14]" office:value-type="float" office:value="165.940801564429" calcext:value-type="float">
            <text:p>165.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199717220704" calcext:value-type="float">
            <text:p>1,199,717,220,704</text:p>
          </table:table-cell>
          <table:table-cell table:style-name="ce16" table:formula="of:=([.B15]*8)/1000000" office:value-type="float" office:value="9597737.765632" calcext:value-type="float">
            <text:p>9,597,737.77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[.C15]/[.D15]" office:value-type="float" office:value="363.114660261428" calcext:value-type="float">
            <text:p>363.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2399341092964" calcext:value-type="float">
            <text:p>2,399,341,092,964</text:p>
          </table:table-cell>
          <table:table-cell table:style-name="ce16" table:formula="of:=([.B16]*8)/1000000" office:value-type="float" office:value="19194728.743712" calcext:value-type="float">
            <text:p>19,194,728.74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C16]/[.D16]" office:value-type="float" office:value="1446.99881974731" calcext:value-type="float">
            <text:p>1447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4.810395" calcext:value-type="float">
            <text:p>974.810395</text:p>
          </table:table-cell>
          <table:table-cell office:value-type="float" office:value="869.819833" calcext:value-type="float">
            <text:p>869.819833</text:p>
          </table:table-cell>
          <table:table-cell office:value-type="float" office:value="975.005436" calcext:value-type="float">
            <text:p>975.005436</text:p>
          </table:table-cell>
          <table:table-cell office:value-type="float" office:value="0.066689" calcext:value-type="float">
            <text:p>0.066689</text:p>
          </table:table-cell>
          <table:table-cell office:value-type="float" office:value="185.700615" calcext:value-type="float">
            <text:p>185.700615</text:p>
          </table:table-cell>
          <table:table-cell office:value-type="float" office:value="789.222304" calcext:value-type="float">
            <text:p>789.222304</text:p>
          </table:table-cell>
          <table:table-cell office:value-type="float" office:value="975.005628" calcext:value-type="float">
            <text:p>975.005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4.069072" calcext:value-type="float">
            <text:p>524.069072</text:p>
          </table:table-cell>
          <table:table-cell office:value-type="float" office:value="415.545975" calcext:value-type="float">
            <text:p>415.545975</text:p>
          </table:table-cell>
          <table:table-cell office:value-type="float" office:value="524.191137" calcext:value-type="float">
            <text:p>524.191137</text:p>
          </table:table-cell>
          <table:table-cell office:value-type="float" office:value="0.065402" calcext:value-type="float">
            <text:p>0.065402</text:p>
          </table:table-cell>
          <table:table-cell office:value-type="float" office:value="95.986677" calcext:value-type="float">
            <text:p>95.986677</text:p>
          </table:table-cell>
          <table:table-cell office:value-type="float" office:value="428.119572" calcext:value-type="float">
            <text:p>428.119572</text:p>
          </table:table-cell>
          <table:table-cell office:value-type="float" office:value="524.191332" calcext:value-type="float">
            <text:p>524.191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4.683091" calcext:value-type="float">
            <text:p>374.683091</text:p>
          </table:table-cell>
          <table:table-cell office:value-type="float" office:value="262.60308" calcext:value-type="float">
            <text:p>262.60308</text:p>
          </table:table-cell>
          <table:table-cell office:value-type="float" office:value="374.779878" calcext:value-type="float">
            <text:p>374.779878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66.975057" calcext:value-type="float">
            <text:p>66.975057</text:p>
          </table:table-cell>
          <table:table-cell office:value-type="float" office:value="307.717565" calcext:value-type="float">
            <text:p>307.717565</text:p>
          </table:table-cell>
          <table:table-cell office:value-type="float" office:value="374.780087" calcext:value-type="float">
            <text:p>374.780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3.102207" calcext:value-type="float">
            <text:p>493.102207</text:p>
          </table:table-cell>
          <table:table-cell office:value-type="float" office:value="349.83959" calcext:value-type="float">
            <text:p>349.83959</text:p>
          </table:table-cell>
          <table:table-cell office:value-type="float" office:value="493.219274" calcext:value-type="float">
            <text:p>493.219274</text:p>
          </table:table-cell>
          <table:table-cell office:value-type="float" office:value="0.074073" calcext:value-type="float">
            <text:p>0.074073</text:p>
          </table:table-cell>
          <table:table-cell office:value-type="float" office:value="207.870865" calcext:value-type="float">
            <text:p>207.870865</text:p>
          </table:table-cell>
          <table:table-cell office:value-type="float" office:value="285.243935" calcext:value-type="float">
            <text:p>285.243935</text:p>
          </table:table-cell>
          <table:table-cell office:value-type="float" office:value="493.219482" calcext:value-type="float">
            <text:p>493.219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9.712434" calcext:value-type="float">
            <text:p>409.712434</text:p>
          </table:table-cell>
          <table:table-cell office:value-type="float" office:value="253.207673" calcext:value-type="float">
            <text:p>253.207673</text:p>
          </table:table-cell>
          <table:table-cell office:value-type="float" office:value="409.814405" calcext:value-type="float">
            <text:p>409.814405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172.817085" calcext:value-type="float">
            <text:p>172.817085</text:p>
          </table:table-cell>
          <table:table-cell office:value-type="float" office:value="236.893379" calcext:value-type="float">
            <text:p>236.893379</text:p>
          </table:table-cell>
          <table:table-cell office:value-type="float" office:value="409.814607" calcext:value-type="float">
            <text:p>409.814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6.058432" calcext:value-type="float">
            <text:p>346.058432</text:p>
          </table:table-cell>
          <table:table-cell office:value-type="float" office:value="180.120094" calcext:value-type="float">
            <text:p>180.120094</text:p>
          </table:table-cell>
          <table:table-cell office:value-type="float" office:value="346.145252" calcext:value-type="float">
            <text:p>346.145252</text:p>
          </table:table-cell>
          <table:table-cell office:value-type="float" office:value="0.066893" calcext:value-type="float">
            <text:p>0.066893</text:p>
          </table:table-cell>
          <table:table-cell office:value-type="float" office:value="149.683915" calcext:value-type="float">
            <text:p>149.683915</text:p>
          </table:table-cell>
          <table:table-cell office:value-type="float" office:value="196.362142" calcext:value-type="float">
            <text:p>196.362142</text:p>
          </table:table-cell>
          <table:table-cell office:value-type="float" office:value="346.145461" calcext:value-type="float">
            <text:p>346.145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3.634578" calcext:value-type="float">
            <text:p>293.634578</text:p>
          </table:table-cell>
          <table:table-cell office:value-type="float" office:value="113.337405" calcext:value-type="float">
            <text:p>113.337405</text:p>
          </table:table-cell>
          <table:table-cell office:value-type="float" office:value="293.723818" calcext:value-type="float">
            <text:p>293.723818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125.946988" calcext:value-type="float">
            <text:p>125.946988</text:p>
          </table:table-cell>
          <table:table-cell office:value-type="float" office:value="167.673691" calcext:value-type="float">
            <text:p>167.673691</text:p>
          </table:table-cell>
          <table:table-cell office:value-type="float" office:value="293.724018" calcext:value-type="float">
            <text:p>293.724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5.243481" calcext:value-type="float">
            <text:p>275.243481</text:p>
          </table:table-cell>
          <table:table-cell office:value-type="float" office:value="66.99161" calcext:value-type="float">
            <text:p>66.99161</text:p>
          </table:table-cell>
          <table:table-cell office:value-type="float" office:value="275.317494" calcext:value-type="float">
            <text:p>275.317494</text:p>
          </table:table-cell>
          <table:table-cell office:value-type="float" office:value="0.4208" calcext:value-type="float">
            <text:p>0.4208</text:p>
          </table:table-cell>
          <table:table-cell office:value-type="float" office:value="114.70342" calcext:value-type="float">
            <text:p>114.70342</text:p>
          </table:table-cell>
          <table:table-cell office:value-type="float" office:value="159.931471" calcext:value-type="float">
            <text:p>159.931471</text:p>
          </table:table-cell>
          <table:table-cell office:value-type="float" office:value="275.317697" calcext:value-type="float">
            <text:p>275.317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.099676" calcext:value-type="float">
            <text:p>263.099676</text:p>
          </table:table-cell>
          <table:table-cell office:value-type="float" office:value="34.053181" calcext:value-type="float">
            <text:p>34.053181</text:p>
          </table:table-cell>
          <table:table-cell office:value-type="float" office:value="263.154212" calcext:value-type="float">
            <text:p>263.154212</text:p>
          </table:table-cell>
          <table:table-cell office:value-type="float" office:value="7.035603" calcext:value-type="float">
            <text:p>7.035603</text:p>
          </table:table-cell>
          <table:table-cell office:value-type="float" office:value="102.766727" calcext:value-type="float">
            <text:p>102.766727</text:p>
          </table:table-cell>
          <table:table-cell office:value-type="float" office:value="153.12871" calcext:value-type="float">
            <text:p>153.12871</text:p>
          </table:table-cell>
          <table:table-cell office:value-type="float" office:value="263.15434" calcext:value-type="float">
            <text:p>263.15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1.493306" calcext:value-type="float">
            <text:p>271.493306</text:p>
          </table:table-cell>
          <table:table-cell office:value-type="float" office:value="15.553066" calcext:value-type="float">
            <text:p>15.553066</text:p>
          </table:table-cell>
          <table:table-cell office:value-type="float" office:value="271.580144" calcext:value-type="float">
            <text:p>271.580144</text:p>
          </table:table-cell>
          <table:table-cell office:value-type="float" office:value="41.208383" calcext:value-type="float">
            <text:p>41.208383</text:p>
          </table:table-cell>
          <table:table-cell office:value-type="float" office:value="99.869355" calcext:value-type="float">
            <text:p>99.869355</text:p>
          </table:table-cell>
          <table:table-cell office:value-type="float" office:value="130.349541" calcext:value-type="float">
            <text:p>130.349541</text:p>
          </table:table-cell>
          <table:table-cell office:value-type="float" office:value="271.580347" calcext:value-type="float">
            <text:p>271.580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633114" calcext:value-type="float">
            <text:p>260.633114</text:p>
          </table:table-cell>
          <table:table-cell office:value-type="float" office:value="18.079705" calcext:value-type="float">
            <text:p>18.079705</text:p>
          </table:table-cell>
          <table:table-cell office:value-type="float" office:value="260.706228" calcext:value-type="float">
            <text:p>260.706228</text:p>
          </table:table-cell>
          <table:table-cell office:value-type="float" office:value="13.360069" calcext:value-type="float">
            <text:p>13.360069</text:p>
          </table:table-cell>
          <table:table-cell office:value-type="float" office:value="95.095089" calcext:value-type="float">
            <text:p>95.095089</text:p>
          </table:table-cell>
          <table:table-cell office:value-type="float" office:value="152.214256" calcext:value-type="float">
            <text:p>152.214256</text:p>
          </table:table-cell>
          <table:table-cell office:value-type="float" office:value="260.706429" calcext:value-type="float">
            <text:p>260.706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0.980956" calcext:value-type="float">
            <text:p>290.980956</text:p>
          </table:table-cell>
          <table:table-cell office:value-type="float" office:value="0.656928" calcext:value-type="float">
            <text:p>0.656928</text:p>
          </table:table-cell>
          <table:table-cell office:value-type="float" office:value="291.071534" calcext:value-type="float">
            <text:p>291.071534</text:p>
          </table:table-cell>
          <table:table-cell office:value-type="float" office:value="71.3139" calcext:value-type="float">
            <text:p>71.3139</text:p>
          </table:table-cell>
          <table:table-cell office:value-type="float" office:value="85.789036" calcext:value-type="float">
            <text:p>85.789036</text:p>
          </table:table-cell>
          <table:table-cell office:value-type="float" office:value="133.872043" calcext:value-type="float">
            <text:p>133.872043</text:p>
          </table:table-cell>
          <table:table-cell office:value-type="float" office:value="291.071752" calcext:value-type="float">
            <text:p>291.071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7.296152" calcext:value-type="float">
            <text:p>337.296152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337.396105" calcext:value-type="float">
            <text:p>337.396105</text:p>
          </table:table-cell>
          <table:table-cell office:value-type="float" office:value="195.004566" calcext:value-type="float">
            <text:p>195.004566</text:p>
          </table:table-cell>
          <table:table-cell office:value-type="float" office:value="49.840701" calcext:value-type="float">
            <text:p>49.840701</text:p>
          </table:table-cell>
          <table:table-cell office:value-type="float" office:value="92.537152" calcext:value-type="float">
            <text:p>92.537152</text:p>
          </table:table-cell>
          <table:table-cell office:value-type="float" office:value="337.396328" calcext:value-type="float">
            <text:p>337.396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0.780961" calcext:value-type="float">
            <text:p>470.78096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470.855759" calcext:value-type="float">
            <text:p>470.855759</text:p>
          </table:table-cell>
          <table:table-cell office:value-type="float" office:value="340.841351" calcext:value-type="float">
            <text:p>340.841351</text:p>
          </table:table-cell>
          <table:table-cell office:value-type="float" office:value="50.47163" calcext:value-type="float">
            <text:p>50.47163</text:p>
          </table:table-cell>
          <table:table-cell office:value-type="float" office:value="79.528191" calcext:value-type="float">
            <text:p>79.528191</text:p>
          </table:table-cell>
          <table:table-cell office:value-type="float" office:value="470.855965" calcext:value-type="float">
            <text:p>470.855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4.091551" calcext:value-type="float">
            <text:p>824.091551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824.182727" calcext:value-type="float">
            <text:p>824.182727</text:p>
          </table:table-cell>
          <table:table-cell office:value-type="float" office:value="736.842412" calcext:value-type="float">
            <text:p>736.842412</text:p>
          </table:table-cell>
          <table:table-cell office:value-type="float" office:value="22.226706" calcext:value-type="float">
            <text:p>22.226706</text:p>
          </table:table-cell>
          <table:table-cell office:value-type="float" office:value="65.081941" calcext:value-type="float">
            <text:p>65.081941</text:p>
          </table:table-cell>
          <table:table-cell office:value-type="float" office:value="824.182878" calcext:value-type="float">
            <text:p>824.18287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aw analyz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479111264395" calcext:value-type="float">
            <text:p>4,479,111,264,3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2239585475258" calcext:value-type="float">
            <text:p>2,239,585,475,2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493068231950" calcext:value-type="float">
            <text:p>1,493,068,231,9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120206504924" calcext:value-type="float">
            <text:p>1,120,206,504,9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896529187820" calcext:value-type="float">
            <text:p>896,529,187,8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47398304839" calcext:value-type="float">
            <text:p>747,398,304,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40838223900" calcext:value-type="float">
            <text:p>640,838,223,900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61012172097" calcext:value-type="float">
            <text:p>561,012,172,09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498935571839" calcext:value-type="float">
            <text:p>498,935,571,83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49730582630" calcext:value-type="float">
            <text:p>449,730,582,63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409064625644" calcext:value-type="float">
            <text:p>409,064,625,64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375561909925" calcext:value-type="float">
            <text:p>375,561,909,9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346851847957" calcext:value-type="float">
            <text:p>346,851,847,9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321671311026" calcext:value-type="float">
            <text:p>321,671,311,02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300194107341" calcext:value-type="float">
            <text:p>300,194,107,34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2.160717" calcext:value-type="float">
            <text:p>982.160717</text:p>
          </table:table-cell>
          <table:table-cell office:value-type="float" office:value="876.455736" calcext:value-type="float">
            <text:p>876.455736</text:p>
          </table:table-cell>
          <table:table-cell office:value-type="float" office:value="982.315266" calcext:value-type="float">
            <text:p>982.31526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186.669683" calcext:value-type="float">
            <text:p>186.669683</text:p>
          </table:table-cell>
          <table:table-cell office:value-type="float" office:value="795.561243" calcext:value-type="float">
            <text:p>795.561243</text:p>
          </table:table-cell>
          <table:table-cell office:value-type="float" office:value="982.315464" calcext:value-type="float">
            <text:p>982.315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018196" calcext:value-type="float">
            <text:p>528.018196</text:p>
          </table:table-cell>
          <table:table-cell office:value-type="float" office:value="419.371042" calcext:value-type="float">
            <text:p>419.371042</text:p>
          </table:table-cell>
          <table:table-cell office:value-type="float" office:value="528.101559" calcext:value-type="float">
            <text:p>528.10155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97.130714" calcext:value-type="float">
            <text:p>97.130714</text:p>
          </table:table-cell>
          <table:table-cell office:value-type="float" office:value="430.879168" calcext:value-type="float">
            <text:p>430.879168</text:p>
          </table:table-cell>
          <table:table-cell office:value-type="float" office:value="528.101753" calcext:value-type="float">
            <text:p>528.101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5.48228" calcext:value-type="float">
            <text:p>375.48228</text:p>
          </table:table-cell>
          <table:table-cell office:value-type="float" office:value="263.271025" calcext:value-type="float">
            <text:p>263.271025</text:p>
          </table:table-cell>
          <table:table-cell office:value-type="float" office:value="375.541882" calcext:value-type="float">
            <text:p>375.54188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67.363381" calcext:value-type="float">
            <text:p>67.363381</text:p>
          </table:table-cell>
          <table:table-cell office:value-type="float" office:value="308.082996" calcext:value-type="float">
            <text:p>308.082996</text:p>
          </table:table-cell>
          <table:table-cell office:value-type="float" office:value="375.542088" calcext:value-type="float">
            <text:p>375.542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8.472246" calcext:value-type="float">
            <text:p>498.472246</text:p>
          </table:table-cell>
          <table:table-cell office:value-type="float" office:value="354.73616" calcext:value-type="float">
            <text:p>354.73616</text:p>
          </table:table-cell>
          <table:table-cell office:value-type="float" office:value="498.543148" calcext:value-type="float">
            <text:p>498.543148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11.319338" calcext:value-type="float">
            <text:p>211.319338</text:p>
          </table:table-cell>
          <table:table-cell office:value-type="float" office:value="287.128282" calcext:value-type="float">
            <text:p>287.128282</text:p>
          </table:table-cell>
          <table:table-cell office:value-type="float" office:value="498.543344" calcext:value-type="float">
            <text:p>498.543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6.911672" calcext:value-type="float">
            <text:p>406.911672</text:p>
          </table:table-cell>
          <table:table-cell office:value-type="float" office:value="251.697446" calcext:value-type="float">
            <text:p>251.697446</text:p>
          </table:table-cell>
          <table:table-cell office:value-type="float" office:value="406.972628" calcext:value-type="float">
            <text:p>406.972628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171.382951" calcext:value-type="float">
            <text:p>171.382951</text:p>
          </table:table-cell>
          <table:table-cell office:value-type="float" office:value="235.489763" calcext:value-type="float">
            <text:p>235.489763</text:p>
          </table:table-cell>
          <table:table-cell office:value-type="float" office:value="406.972819" calcext:value-type="float">
            <text:p>406.972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3.206996" calcext:value-type="float">
            <text:p>343.206996</text:p>
          </table:table-cell>
          <table:table-cell office:value-type="float" office:value="174.915863" calcext:value-type="float">
            <text:p>174.915863</text:p>
          </table:table-cell>
          <table:table-cell office:value-type="float" office:value="343.263885" calcext:value-type="float">
            <text:p>343.26388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146.969501" calcext:value-type="float">
            <text:p>146.969501</text:p>
          </table:table-cell>
          <table:table-cell office:value-type="float" office:value="196.195897" calcext:value-type="float">
            <text:p>196.195897</text:p>
          </table:table-cell>
          <table:table-cell office:value-type="float" office:value="343.264022" calcext:value-type="float">
            <text:p>343.264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0.171944" calcext:value-type="float">
            <text:p>290.171944</text:p>
          </table:table-cell>
          <table:table-cell office:value-type="float" office:value="112.447825" calcext:value-type="float">
            <text:p>112.447825</text:p>
          </table:table-cell>
          <table:table-cell office:value-type="float" office:value="290.214395" calcext:value-type="float">
            <text:p>290.21439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124.348086" calcext:value-type="float">
            <text:p>124.348086</text:p>
          </table:table-cell>
          <table:table-cell office:value-type="float" office:value="165.771425" calcext:value-type="float">
            <text:p>165.771425</text:p>
          </table:table-cell>
          <table:table-cell office:value-type="float" office:value="290.214599" calcext:value-type="float">
            <text:p>290.214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504086" calcext:value-type="float">
            <text:p>274.504086</text:p>
          </table:table-cell>
          <table:table-cell office:value-type="float" office:value="66.59036" calcext:value-type="float">
            <text:p>66.59036</text:p>
          </table:table-cell>
          <table:table-cell office:value-type="float" office:value="274.542633" calcext:value-type="float">
            <text:p>274.542633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114.640566" calcext:value-type="float">
            <text:p>114.640566</text:p>
          </table:table-cell>
          <table:table-cell office:value-type="float" office:value="159.130618" calcext:value-type="float">
            <text:p>159.130618</text:p>
          </table:table-cell>
          <table:table-cell office:value-type="float" office:value="274.542811" calcext:value-type="float">
            <text:p>274.542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9.702093" calcext:value-type="float">
            <text:p>259.702093</text:p>
          </table:table-cell>
          <table:table-cell office:value-type="float" office:value="26.29461" calcext:value-type="float">
            <text:p>26.29461</text:p>
          </table:table-cell>
          <table:table-cell office:value-type="float" office:value="259.731712" calcext:value-type="float">
            <text:p>259.731712</text:p>
          </table:table-cell>
          <table:table-cell office:value-type="float" office:value="3.988859" calcext:value-type="float">
            <text:p>3.988859</text:p>
          </table:table-cell>
          <table:table-cell office:value-type="float" office:value="109.818346" calcext:value-type="float">
            <text:p>109.818346</text:p>
          </table:table-cell>
          <table:table-cell office:value-type="float" office:value="145.57818" calcext:value-type="float">
            <text:p>145.57818</text:p>
          </table:table-cell>
          <table:table-cell office:value-type="float" office:value="259.731844" calcext:value-type="float">
            <text:p>259.731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6.185717" calcext:value-type="float">
            <text:p>266.185717</text:p>
          </table:table-cell>
          <table:table-cell office:value-type="float" office:value="9.505466" calcext:value-type="float">
            <text:p>9.505466</text:p>
          </table:table-cell>
          <table:table-cell office:value-type="float" office:value="266.234934" calcext:value-type="float">
            <text:p>266.234934</text:p>
          </table:table-cell>
          <table:table-cell office:value-type="float" office:value="44.12926" calcext:value-type="float">
            <text:p>44.12926</text:p>
          </table:table-cell>
          <table:table-cell office:value-type="float" office:value="97.631699" calcext:value-type="float">
            <text:p>97.631699</text:p>
          </table:table-cell>
          <table:table-cell office:value-type="float" office:value="124.186533" calcext:value-type="float">
            <text:p>124.186533</text:p>
          </table:table-cell>
          <table:table-cell office:value-type="float" office:value="266.235102" calcext:value-type="float">
            <text:p>266.235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2.865662" calcext:value-type="float">
            <text:p>262.865662</text:p>
          </table:table-cell>
          <table:table-cell office:value-type="float" office:value="17.423317" calcext:value-type="float">
            <text:p>17.423317</text:p>
          </table:table-cell>
          <table:table-cell office:value-type="float" office:value="262.895188" calcext:value-type="float">
            <text:p>262.895188</text:p>
          </table:table-cell>
          <table:table-cell office:value-type="float" office:value="13.649573" calcext:value-type="float">
            <text:p>13.649573</text:p>
          </table:table-cell>
          <table:table-cell office:value-type="float" office:value="95.835124" calcext:value-type="float">
            <text:p>95.835124</text:p>
          </table:table-cell>
          <table:table-cell office:value-type="float" office:value="153.174558" calcext:value-type="float">
            <text:p>153.174558</text:p>
          </table:table-cell>
          <table:table-cell office:value-type="float" office:value="262.895387" calcext:value-type="float">
            <text:p>262.895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230943" calcext:value-type="float">
            <text:p>297.230943</text:p>
          </table:table-cell>
          <table:table-cell office:value-type="float" office:value="1.023399" calcext:value-type="float">
            <text:p>1.023399</text:p>
          </table:table-cell>
          <table:table-cell office:value-type="float" office:value="297.292728" calcext:value-type="float">
            <text:p>297.292728</text:p>
          </table:table-cell>
          <table:table-cell office:value-type="float" office:value="62.023711" calcext:value-type="float">
            <text:p>62.023711</text:p>
          </table:table-cell>
          <table:table-cell office:value-type="float" office:value="94.319179" calcext:value-type="float">
            <text:p>94.319179</text:p>
          </table:table-cell>
          <table:table-cell office:value-type="float" office:value="140.751837" calcext:value-type="float">
            <text:p>140.751837</text:p>
          </table:table-cell>
          <table:table-cell office:value-type="float" office:value="297.292928" calcext:value-type="float">
            <text:p>297.292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957728" calcext:value-type="float">
            <text:p>352.95772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352.987235" calcext:value-type="float">
            <text:p>352.987235</text:p>
          </table:table-cell>
          <table:table-cell office:value-type="float" office:value="183.430864" calcext:value-type="float">
            <text:p>183.430864</text:p>
          </table:table-cell>
          <table:table-cell office:value-type="float" office:value="66.372568" calcext:value-type="float">
            <text:p>66.372568</text:p>
          </table:table-cell>
          <table:table-cell office:value-type="float" office:value="103.124284" calcext:value-type="float">
            <text:p>103.124284</text:p>
          </table:table-cell>
          <table:table-cell office:value-type="float" office:value="352.987413" calcext:value-type="float">
            <text:p>352.987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138491" calcext:value-type="float">
            <text:p>464.138491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464.171843" calcext:value-type="float">
            <text:p>464.171843</text:p>
          </table:table-cell>
          <table:table-cell office:value-type="float" office:value="341.278905" calcext:value-type="float">
            <text:p>341.278905</text:p>
          </table:table-cell>
          <table:table-cell office:value-type="float" office:value="44.900168" calcext:value-type="float">
            <text:p>44.900168</text:p>
          </table:table-cell>
          <table:table-cell office:value-type="float" office:value="77.849936" calcext:value-type="float">
            <text:p>77.849936</text:p>
          </table:table-cell>
          <table:table-cell office:value-type="float" office:value="464.172017" calcext:value-type="float">
            <text:p>464.17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015545" calcext:value-type="float">
            <text:p>823.01554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823.062843" calcext:value-type="float">
            <text:p>823.062843</text:p>
          </table:table-cell>
          <table:table-cell office:value-type="float" office:value="735.156616" calcext:value-type="float">
            <text:p>735.156616</text:p>
          </table:table-cell>
          <table:table-cell office:value-type="float" office:value="22.650772" calcext:value-type="float">
            <text:p>22.650772</text:p>
          </table:table-cell>
          <table:table-cell office:value-type="float" office:value="65.185344" calcext:value-type="float">
            <text:p>65.185344</text:p>
          </table:table-cell>
          <table:table-cell office:value-type="float" office:value="823.06298" calcext:value-type="float">
            <text:p>823.06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2:36:01.838619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6-17T14:33:39.887666527</dc:date>
    <meta:editing-duration>P10DT4H20M33S</meta:editing-duration>
    <meta:editing-cycles>65</meta:editing-cycles>
    <meta:generator>LibreOffice/7.0.6.2$Linux_X86_64 LibreOffice_project/00$Build-2</meta:generator>
    <meta:document-statistic meta:table-count="9" meta:cell-count="5147" meta:object-count="0"/>
  </office:meta>
</office:document-meta>
</file>